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Source Code Pro1" svg:font-family="'Source Code Pro'" style:font-pitch="fixed"/>
    <style:font-face style:name="Liberation Mono" svg:font-family="'Liberation Mono'"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0b22f"/>
    </style:style>
    <style:style style:name="P3" style:family="paragraph" style:parent-style-name="Standard">
      <style:text-properties style:font-name="Source Code Pro"/>
    </style:style>
    <style:style style:name="P4" style:family="paragraph" style:parent-style-name="Standard">
      <style:text-properties style:font-name="Source Code Pro" officeooo:rsid="0001e5be" officeooo:paragraph-rsid="0001e5be"/>
    </style:style>
    <style:style style:name="P5" style:family="paragraph" style:parent-style-name="Standard">
      <style:text-properties style:font-name="Source Code Pro" fo:font-weight="bold" style:font-weight-asian="bold" style:font-weight-complex="bold"/>
    </style:style>
    <style:style style:name="P6" style:family="paragraph" style:parent-style-name="Standard">
      <style:text-properties style:font-name="Source Code Pro" fo:font-weight="bold" officeooo:rsid="0001e5be" officeooo:paragraph-rsid="0001e5be"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8"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9"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1"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2" style:family="paragraph" style:parent-style-name="Standard">
      <style:paragraph-properties fo:text-align="start" style:justify-single-word="false"/>
      <style:text-properties style:font-name="Source Code Pro" fo:font-weight="bold" officeooo:rsid="001337a9" officeooo:paragraph-rsid="0016cc9d" style:font-weight-asian="bold" style:font-weight-complex="bold"/>
    </style:style>
    <style:style style:name="P13" style:family="paragraph" style:parent-style-name="Standard">
      <style:paragraph-properties fo:text-align="center" style:justify-single-word="false"/>
      <style:text-properties style:font-name="Source Code Pro" fo:font-weight="bold" officeooo:rsid="001337a9" officeooo:paragraph-rsid="0016cc9d" style:font-weight-asian="bold" style:font-weight-complex="bold"/>
    </style:style>
    <style:style style:name="P14"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15" style:family="paragraph" style:parent-style-name="Standard">
      <style:paragraph-properties fo:text-align="start" style:justify-single-word="false"/>
      <style:text-properties style:font-name="Source Code Pro" fo:font-weight="bold" officeooo:rsid="0018a31a" officeooo:paragraph-rsid="0018e6c0" style:font-weight-asian="bold" style:font-weight-complex="bold"/>
    </style:style>
    <style:style style:name="P16" style:family="paragraph" style:parent-style-name="Standard">
      <style:paragraph-properties fo:text-align="start" style:justify-single-word="false"/>
      <style:text-properties style:font-name="Source Code Pro" fo:font-weight="bold" officeooo:rsid="0018a31a" officeooo:paragraph-rsid="001aafe6" style:font-weight-asian="bold" style:font-weight-complex="bold"/>
    </style:style>
    <style:style style:name="P17"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18" style:family="paragraph" style:parent-style-name="Standard">
      <style:paragraph-properties fo:text-align="start" style:justify-single-word="false"/>
      <style:text-properties style:font-name="Source Code Pro" fo:font-weight="bold" officeooo:rsid="001b9227" officeooo:paragraph-rsid="00203f17" style:font-weight-asian="bold" style:font-weight-complex="bold"/>
    </style:style>
    <style:style style:name="P19" style:family="paragraph" style:parent-style-name="Standard">
      <style:paragraph-properties fo:text-align="center" style:justify-single-word="false"/>
      <style:text-properties style:font-name="Source Code Pro" fo:font-weight="bold" officeooo:rsid="001b9227" officeooo:paragraph-rsid="001b9227" style:font-weight-asian="bold" style:font-weight-complex="bold"/>
    </style:style>
    <style:style style:name="P20" style:family="paragraph" style:parent-style-name="Standard">
      <style:paragraph-properties fo:text-align="start" style:justify-single-word="false"/>
      <style:text-properties style:font-name="Source Code Pro" fo:font-weight="bold" officeooo:rsid="0020b22f" officeooo:paragraph-rsid="0020b22f" style:font-weight-asian="bold" style:font-weight-complex="bold"/>
    </style:style>
    <style:style style:name="P21" style:family="paragraph" style:parent-style-name="Standard">
      <style:paragraph-properties fo:text-align="start" style:justify-single-word="false"/>
      <style:text-properties style:font-name="Source Code Pro" fo:font-weight="bold" officeooo:rsid="002468e5" officeooo:paragraph-rsid="002468e5" style:font-weight-asian="bold" style:font-weight-complex="bold"/>
    </style:style>
    <style:style style:name="P22" style:family="paragraph" style:parent-style-name="Standard">
      <style:text-properties style:font-name="Source Code Pro" fo:font-weight="normal" style:font-weight-asian="normal" style:font-weight-complex="normal"/>
    </style:style>
    <style:style style:name="P23" style:family="paragraph" style:parent-style-name="Standard">
      <style:text-properties style:font-name="Source Code Pro" fo:font-weight="normal" officeooo:rsid="00037cc5" officeooo:paragraph-rsid="00037cc5" style:font-weight-asian="normal" style:font-weight-complex="normal"/>
    </style:style>
    <style:style style:name="P24" style:family="paragraph" style:parent-style-name="Standard">
      <style:text-properties style:font-name="Source Code Pro" fo:font-weight="normal" officeooo:rsid="00047ae3" officeooo:paragraph-rsid="00047ae3" style:font-weight-asian="normal" style:font-weight-complex="normal"/>
    </style:style>
    <style:style style:name="P25"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26"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27"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28"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29"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30"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31"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32"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33" style:family="paragraph" style:parent-style-name="Standard">
      <style:paragraph-properties fo:text-align="start" style:justify-single-word="false"/>
      <style:text-properties style:font-name="Source Code Pro" fo:font-weight="normal" officeooo:rsid="0018a31a" officeooo:paragraph-rsid="0018a31a" style:font-weight-asian="normal" style:font-weight-complex="normal"/>
    </style:style>
    <style:style style:name="P34" style:family="paragraph" style:parent-style-name="Standard">
      <style:paragraph-properties fo:text-align="start" style:justify-single-word="false"/>
      <style:text-properties style:font-name="Source Code Pro" fo:font-weight="normal" officeooo:rsid="0018a31a" officeooo:paragraph-rsid="0018e6c0" style:font-weight-asian="normal" style:font-weight-complex="normal"/>
    </style:style>
    <style:style style:name="P35" style:family="paragraph" style:parent-style-name="Standard">
      <style:paragraph-properties fo:text-align="center" style:justify-single-word="false"/>
      <style:text-properties style:font-name="Source Code Pro" fo:font-weight="normal" officeooo:rsid="0018a31a" officeooo:paragraph-rsid="0018a31a" style:font-weight-asian="normal" style:font-weight-complex="normal"/>
    </style:style>
    <style:style style:name="P36" style:family="paragraph" style:parent-style-name="Standard">
      <style:paragraph-properties fo:text-align="start" style:justify-single-word="false"/>
      <style:text-properties style:font-name="Source Code Pro" fo:font-weight="normal" officeooo:rsid="001aafe6" officeooo:paragraph-rsid="001aafe6" style:font-weight-asian="normal" style:font-weight-complex="normal"/>
    </style:style>
    <style:style style:name="P37" style:family="paragraph" style:parent-style-name="Standard">
      <style:paragraph-properties fo:text-align="start" style:justify-single-word="false"/>
      <style:text-properties style:font-name="Source Code Pro" fo:font-weight="normal" officeooo:rsid="001b9227" officeooo:paragraph-rsid="001b9227" style:font-weight-asian="normal" style:font-weight-complex="normal"/>
    </style:style>
    <style:style style:name="P38" style:family="paragraph" style:parent-style-name="Standard">
      <style:paragraph-properties fo:text-align="center" style:justify-single-word="false"/>
      <style:text-properties style:font-name="Source Code Pro" fo:font-weight="normal" officeooo:rsid="001b9227" officeooo:paragraph-rsid="001b9227" style:font-weight-asian="normal" style:font-weight-complex="normal"/>
    </style:style>
    <style:style style:name="P39" style:family="paragraph" style:parent-style-name="Standard">
      <style:paragraph-properties fo:text-align="start" style:justify-single-word="false"/>
      <style:text-properties style:font-name="Source Code Pro" fo:font-weight="normal" officeooo:rsid="001bc477" officeooo:paragraph-rsid="001bc477" style:font-weight-asian="normal" style:font-weight-complex="normal"/>
    </style:style>
    <style:style style:name="P40" style:family="paragraph" style:parent-style-name="Standard">
      <style:paragraph-properties fo:text-align="start" style:justify-single-word="false"/>
      <style:text-properties style:font-name="Source Code Pro" fo:font-weight="normal" officeooo:rsid="001ce130" officeooo:paragraph-rsid="001ce130" style:font-weight-asian="normal" style:font-weight-complex="normal"/>
    </style:style>
    <style:style style:name="P41" style:family="paragraph" style:parent-style-name="Standard">
      <style:text-properties style:font-name="Source Code Pro" fo:font-weight="normal" officeooo:rsid="0001e5be" officeooo:paragraph-rsid="0001e5be" style:font-weight-asian="normal" style:font-weight-complex="normal"/>
    </style:style>
    <style:style style:name="P42" style:family="paragraph" style:parent-style-name="Standard">
      <style:paragraph-properties fo:text-align="start" style:justify-single-word="false"/>
      <style:text-properties style:font-name="Source Code Pro" fo:font-weight="normal" officeooo:rsid="001e1dd3" officeooo:paragraph-rsid="001e1dd3" style:font-weight-asian="normal" style:font-weight-complex="normal"/>
    </style:style>
    <style:style style:name="P43" style:family="paragraph" style:parent-style-name="Standard">
      <style:paragraph-properties fo:text-align="start" style:justify-single-word="false"/>
      <style:text-properties style:font-name="Source Code Pro" fo:font-weight="normal" officeooo:rsid="001e7e52" officeooo:paragraph-rsid="001e7e52" style:font-weight-asian="normal" style:font-weight-complex="normal"/>
    </style:style>
    <style:style style:name="P44" style:family="paragraph" style:parent-style-name="Standard">
      <style:paragraph-properties fo:text-align="start" style:justify-single-word="false"/>
      <style:text-properties style:font-name="Source Code Pro" fo:font-weight="normal" officeooo:rsid="001e964f" officeooo:paragraph-rsid="001e964f" style:font-weight-asian="normal" style:font-weight-complex="normal"/>
    </style:style>
    <style:style style:name="P45" style:family="paragraph" style:parent-style-name="Standard">
      <style:paragraph-properties fo:text-align="start" style:justify-single-word="false"/>
      <style:text-properties style:font-name="Source Code Pro" fo:font-weight="normal" officeooo:rsid="00203f17" officeooo:paragraph-rsid="00203f17" style:font-weight-asian="normal" style:font-weight-complex="normal"/>
    </style:style>
    <style:style style:name="P46" style:family="paragraph" style:parent-style-name="Standard">
      <style:paragraph-properties fo:text-align="start" style:justify-single-word="false"/>
      <style:text-properties style:font-name="Source Code Pro" fo:font-weight="normal" officeooo:rsid="0020b22f" officeooo:paragraph-rsid="0020b22f" style:font-weight-asian="normal" style:font-weight-complex="normal"/>
    </style:style>
    <style:style style:name="P47" style:family="paragraph" style:parent-style-name="Standard">
      <style:paragraph-properties fo:text-align="center" style:justify-single-word="false"/>
      <style:text-properties style:font-name="Source Code Pro" fo:font-weight="normal" officeooo:rsid="0020b22f" officeooo:paragraph-rsid="0020b22f" style:font-weight-asian="normal" style:font-weight-complex="normal"/>
    </style:style>
    <style:style style:name="P48" style:family="paragraph" style:parent-style-name="Standard">
      <style:paragraph-properties fo:text-align="start" style:justify-single-word="false"/>
      <style:text-properties style:font-name="Source Code Pro" fo:font-weight="normal" officeooo:rsid="0023653f" officeooo:paragraph-rsid="0023653f" style:font-weight-asian="normal" style:font-weight-complex="normal"/>
    </style:style>
    <style:style style:name="P49" style:family="paragraph" style:parent-style-name="Standard">
      <style:text-properties style:font-name="Source Code Pro" officeooo:rsid="0007f4ff" officeooo:paragraph-rsid="0007f4ff"/>
    </style:style>
    <style:style style:name="P50" style:family="paragraph" style:parent-style-name="Standard">
      <style:paragraph-properties fo:text-align="start" style:justify-single-word="false"/>
      <style:text-properties style:font-name="Source Code Pro" officeooo:rsid="002468e5" officeooo:paragraph-rsid="002468e5"/>
    </style:style>
    <style:style style:name="P51" style:family="paragraph" style:parent-style-name="Standard">
      <style:text-properties officeooo:paragraph-rsid="00066557"/>
    </style:style>
    <style:style style:name="P52" style:family="paragraph" style:parent-style-name="Standard">
      <style:paragraph-properties fo:text-align="start" style:justify-single-word="false"/>
      <style:text-properties officeooo:paragraph-rsid="001184a5"/>
    </style:style>
    <style:style style:name="P53" style:family="paragraph" style:parent-style-name="Standard">
      <style:paragraph-properties fo:text-align="start" style:justify-single-word="false"/>
      <style:text-properties officeooo:paragraph-rsid="0020b22f"/>
    </style:style>
    <style:style style:name="P54" style:family="paragraph" style:parent-style-name="Preformatted_20_Text">
      <style:paragraph-properties fo:text-align="start" style:justify-single-word="false"/>
      <style:text-properties style:font-name="Source Code Pro" fo:font-weight="normal" officeooo:rsid="002a7766" officeooo:paragraph-rsid="002a7766" style:font-weight-asian="normal" style:font-weight-complex="normal"/>
    </style:style>
    <style:style style:name="P55" style:family="paragraph" style:parent-style-name="Preformatted_20_Text">
      <style:paragraph-properties fo:margin-top="0in" fo:margin-bottom="0.1965in" loext:contextual-spacing="false"/>
    </style:style>
    <style:style style:name="P56" style:family="paragraph" style:parent-style-name="Standard">
      <style:paragraph-properties fo:text-align="start" style:justify-single-word="false"/>
      <style:text-properties style:font-name="Source Code Pro" fo:font-weight="bold" officeooo:rsid="002468e5" officeooo:paragraph-rsid="002468e5" style:font-weight-asian="bold" style:font-weight-complex="bold"/>
    </style:style>
    <style:style style:name="P57" style:family="paragraph" style:parent-style-name="Standard">
      <style:paragraph-properties fo:text-align="center" style:justify-single-word="false"/>
      <style:text-properties style:font-name="Source Code Pro" fo:font-weight="bold" officeooo:rsid="002468e5" officeooo:paragraph-rsid="002468e5" style:font-weight-asian="bold" style:font-weight-complex="bold"/>
    </style:style>
    <style:style style:name="P58" style:family="paragraph" style:parent-style-name="Standard">
      <style:paragraph-properties fo:text-align="start" style:justify-single-word="false"/>
      <style:text-properties style:font-name="Source Code Pro" fo:font-weight="normal" officeooo:rsid="002468e5" officeooo:paragraph-rsid="002468e5" style:font-weight-asian="normal" style:font-weight-complex="normal"/>
    </style:style>
    <style:style style:name="P59" style:family="paragraph" style:parent-style-name="Standard">
      <style:paragraph-properties fo:text-align="center" style:justify-single-word="false"/>
      <style:text-properties style:font-name="Source Code Pro" fo:font-weight="normal" officeooo:rsid="002468e5" officeooo:paragraph-rsid="002468e5" style:font-weight-asian="normal" style:font-weight-complex="normal"/>
    </style:style>
    <style:style style:name="P60" style:family="paragraph" style:parent-style-name="Standard">
      <style:paragraph-properties fo:text-align="start" style:justify-single-word="false"/>
      <style:text-properties style:font-name="Source Code Pro" fo:font-weight="normal" officeooo:rsid="002a7766" officeooo:paragraph-rsid="002a7766" style:font-weight-asian="normal" style:font-weight-complex="normal"/>
    </style:style>
    <style:style style:name="P61" style:family="paragraph" style:parent-style-name="Standard">
      <style:paragraph-properties fo:text-align="start" style:justify-single-word="false"/>
      <style:text-properties officeooo:paragraph-rsid="0025e147"/>
    </style:style>
    <style:style style:name="P62" style:family="paragraph" style:parent-style-name="Standard">
      <style:paragraph-properties fo:text-align="start" style:justify-single-word="false"/>
      <style:text-properties officeooo:rsid="002836b3" officeooo:paragraph-rsid="002836b3"/>
    </style:style>
    <style:style style:name="P63" style:family="paragraph" style:parent-style-name="Standard">
      <style:paragraph-properties fo:text-align="start" style:justify-single-word="false"/>
      <style:text-properties officeooo:rsid="00288978" officeooo:paragraph-rsid="00288978"/>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6cc9d"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style:font-weight-asian="normal" style:font-weight-complex="normal"/>
    </style:style>
    <style:style style:name="T7" style:family="text">
      <style:text-properties style:font-name="Source Code Pro" fo:font-weight="normal" officeooo:rsid="00066557" style:font-weight-asian="normal" style:font-weight-complex="normal"/>
    </style:style>
    <style:style style:name="T8" style:family="text">
      <style:text-properties style:font-name="Source Code Pro" fo:font-weight="normal" officeooo:rsid="001184a5" style:font-weight-asian="normal" style:font-weight-complex="normal"/>
    </style:style>
    <style:style style:name="T9" style:family="text">
      <style:text-properties style:font-name="Source Code Pro" fo:font-weight="normal" officeooo:rsid="001337a9" style:font-weight-asian="normal" style:font-weight-complex="normal"/>
    </style:style>
    <style:style style:name="T10" style:family="text">
      <style:text-properties style:font-name="Source Code Pro" fo:font-weight="normal" officeooo:rsid="0020b22f" style:font-weight-asian="normal" style:font-weight-complex="normal"/>
    </style:style>
    <style:style style:name="T11" style:family="text">
      <style:text-properties style:font-name="Source Code Pro" fo:font-weight="normal" officeooo:rsid="0025e147" style:font-weight-asian="normal" style:font-weight-complex="normal"/>
    </style:style>
    <style:style style:name="T12" style:family="text">
      <style:text-properties style:font-name="Source Code Pro" fo:font-weight="normal" officeooo:rsid="002836b3" style:font-weight-asian="normal" style:font-weight-complex="normal"/>
    </style:style>
    <style:style style:name="T13" style:family="text">
      <style:text-properties style:font-name="Source Code Pro" fo:font-weight="normal" officeooo:rsid="00288978" style:font-weight-asian="normal" style:font-weight-complex="normal"/>
    </style:style>
    <style:style style:name="T14" style:family="text">
      <style:text-properties style:font-name="Source Code Pro" fo:font-weight="bold" officeooo:rsid="001184a5" style:font-weight-asian="bold" style:font-weight-complex="bold"/>
    </style:style>
    <style:style style:name="T15" style:family="text">
      <style:text-properties officeooo:rsid="00037cc5"/>
    </style:style>
    <style:style style:name="T16" style:family="text">
      <style:text-properties officeooo:rsid="00053ccd"/>
    </style:style>
    <style:style style:name="T17" style:family="text">
      <style:text-properties officeooo:rsid="0008c1a0"/>
    </style:style>
    <style:style style:name="T18" style:family="text">
      <style:text-properties officeooo:rsid="000a12ce"/>
    </style:style>
    <style:style style:name="T19" style:family="text">
      <style:text-properties officeooo:rsid="000c2464"/>
    </style:style>
    <style:style style:name="T20" style:family="text">
      <style:text-properties officeooo:rsid="000d0717"/>
    </style:style>
    <style:style style:name="T21" style:family="text">
      <style:text-properties officeooo:rsid="000dd84c"/>
    </style:style>
    <style:style style:name="T22" style:family="text">
      <style:text-properties officeooo:rsid="001007a3"/>
    </style:style>
    <style:style style:name="T23" style:family="text">
      <style:text-properties officeooo:rsid="001bc477"/>
    </style:style>
    <style:style style:name="T24" style:family="text">
      <style:text-properties officeooo:rsid="001ce130"/>
    </style:style>
    <style:style style:name="T25" style:family="text">
      <style:text-properties officeooo:rsid="001d6b00"/>
    </style:style>
    <style:style style:name="T26" style:family="text">
      <style:text-properties officeooo:rsid="001e1dd3"/>
    </style:style>
    <style:style style:name="T27" style:family="text">
      <style:text-properties officeooo:rsid="001e7e52"/>
    </style:style>
    <style:style style:name="T28" style:family="text">
      <style:text-properties officeooo:rsid="001e964f"/>
    </style:style>
    <style:style style:name="T29" style:family="text">
      <style:text-properties officeooo:rsid="00203f17"/>
    </style:style>
    <style:style style:name="T30" style:family="text">
      <style:text-properties officeooo:rsid="00221179"/>
    </style:style>
    <style:style style:name="T31" style:family="text">
      <style:text-properties officeooo:rsid="002468e5"/>
    </style:style>
    <style:style style:name="T32" style:family="text">
      <style:text-properties officeooo:rsid="0025e147"/>
    </style:style>
    <style:style style:name="T33" style:family="text">
      <style:text-properties officeooo:rsid="002a7766"/>
    </style:style>
    <style:style style:name="T34" style:family="text">
      <style:text-properties style:font-name="Source Code Pro1"/>
    </style:style>
    <style:style style:name="T35" style:family="text">
      <style:text-properties style:font-name="Source Code Pro1" fo:font-weight="bold" style:font-weight-asian="bold" style:font-weight-complex="bold"/>
    </style:style>
    <style:style style:name="T36" style:family="text">
      <style:text-properties style:font-name="Source Code Pro1"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3"/>
      <text:p text:style-name="P4">This was a good practice test. The first problem I ran into was not remembering how to convert a number to binary. Huge mistake, really important.</text:p>
      <text:p text:style-name="P6">yourNum.toString(2)<text:span text:style-name="T2"> DON’T FORGET IT AGAIN.</text:span></text:p>
      <text:p text:style-name="P41">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p>
      <text:p text:style-name="P6">myArr.indexOf(1, i+1)<text:span text:style-name="T2"> DON’T FORGET IT AGAIN. It was a bit messy at first because I could not remember if it searched the start index, OR <text:s/>started from the next one up. A tad bit important, I would say</text:span></text:p>
      <text:p text:style-name="P4">One other thing I could do was not bother converting the binary from a string to an array of numbers. Because indexOf() will work on a string, I could just search for indexOf(‘1’) instead of indexOf(1).</text:p>
      <text:p text:style-name="P3"/>
      <text:p text:style-name="P3"/>
      <text:p text:style-name="P5">function solution(N) {</text:p>
      <text:p text:style-name="P5"><text:s text:c="4"/>// write your code in JavaScript (Node.js 8.9.4)</text:p>
      <text:p text:style-name="P5"><text:s text:c="4"/></text:p>
      <text:p text:style-name="P5"><text:s text:c="6"/>let final = 0;</text:p>
      <text:p text:style-name="P5"><text:s text:c="4"/>let longest = 0;</text:p>
      <text:p text:style-name="P5"><text:s text:c="4"/>let myString = N.toString(2);</text:p>
      <text:p text:style-name="P5"><text:s text:c="4"/>let myArr = Array.from(myString, Number)</text:p>
      <text:p text:style-name="P5"><text:s text:c="4"/></text:p>
      <text:p text:style-name="P5"><text:s text:c="4"/>//if(N &lt;= 1 || N != typeof Number || N &gt; 2147483647) return final = 0;</text:p>
      <text:p text:style-name="P5"><text:s text:c="4"/></text:p>
      <text:p text:style-name="P5"><text:s text:c="4"/>for(let i = 0; i &lt; myArr.length; i++) {</text:p>
      <text:p text:style-name="P5"><text:s text:c="8"/>if(myArr[i] ==1) {</text:p>
      <text:p text:style-name="P5"><text:s text:c="12"/>let myIndex = myArr.indexOf(1, i +1);</text:p>
      <text:p text:style-name="P5"><text:s text:c="12"/>if(myIndex !== -1) {</text:p>
      <text:p text:style-name="P5"><text:s text:c="16"/>let len = myArr.slice(i, myIndex -1)</text:p>
      <text:p text:style-name="P5"><text:s text:c="16"/>if(len.length &gt; longest) longest = len.length</text:p>
      <text:p text:style-name="P5"><text:s text:c="12"/>}</text:p>
      <text:p text:style-name="P5"><text:s text:c="8"/>}</text:p>
      <text:p text:style-name="P5"><text:s text:c="4"/>}</text:p>
      <text:p text:style-name="P5"><text:s text:c="4"/></text:p>
      <text:p text:style-name="P5"><text:s text:c="4"/>return longest</text:p>
      <text:p text:style-name="P5">}</text:p>
      <text:p text:style-name="P5"><text:soft-page-break/></text:p>
      <text:p text:style-name="P22">*************************<text:span text:style-name="T15">ROTATE ARRAY********************************</text:span></text:p>
      <text:p text:style-name="P22"/>
      <text:p text:style-name="P23">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23">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23">Honestly a really silly mistake but in a test without being able to look things up I would have done poorly.</text:p>
      <text:p text:style-name="P24">My code passed all the test cases, but I thought that adding a rotation length longer than the array length might mess things up, and sure enough it did. <text:span text:style-name="T16">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51"><text:span text:style-name="T7">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49">The answer was really cool! Take K % arr.length and use it instead of <text:s/>K in your splice. The remainder <text:span text:style-name="T17">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49"/>
      <text:p text:style-name="P49"/>
      <text:p text:style-name="P49"/>
      <text:p text:style-name="P49"><text:soft-page-break/>***************************<text:span text:style-name="T18">Find Odd Numbers in an Array**************</text:span></text:p>
      <text:p text:style-name="P49"><text:tab/></text:p>
      <text:p text:style-name="P25"><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26">This one was really easy! Basically you have an array of numbers. Each number has an even number of that number except for one. Find the number that does not have a pair (the odd number) and return it.</text:p>
      <text:p text:style-name="P26">I used a hash style object and a for loop for each element, should be <text:s/>O(N). </text:p>
      <text:p text:style-name="P7">function solution(A) {</text:p>
      <text:p text:style-name="P7"><text:s text:c="4"/>// write your code in JavaScript (Node.js 8.9.4)</text:p>
      <text:p text:style-name="P7"><text:s text:c="4"/>let myHash = {}</text:p>
      <text:p text:style-name="P7"><text:s text:c="4"/>for(let i = 0; i &lt; A.length; i++) {</text:p>
      <text:p text:style-name="P7"><text:s text:c="8"/></text:p>
      <text:p text:style-name="P7"><text:s text:c="8"/>if(!myHash[A[i]]) {</text:p>
      <text:p text:style-name="P7"><text:s text:c="12"/>myHash[A[i]] = 1;</text:p>
      <text:p text:style-name="P7"><text:s text:c="8"/></text:p>
      <text:p text:style-name="P7"><text:s text:c="8"/>} else {</text:p>
      <text:p text:style-name="P7"><text:s text:c="12"/>delete myHash[A[i]]</text:p>
      <text:p text:style-name="P7"><text:s text:c="8"/>}</text:p>
      <text:p text:style-name="P7"><text:s text:c="4"/>}</text:p>
      <text:p text:style-name="P7"><text:s text:c="4"/></text:p>
      <text:p text:style-name="P7"><text:s text:c="4"/>let final = Object.keys(myHash)[0];</text:p>
      <text:p text:style-name="P7"><text:s text:c="4"/>return Number(final)</text:p>
      <text:p text:style-name="P7">}</text:p>
      <text:p text:style-name="P26"/>
      <text:p text:style-name="P26">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26">I had a TINY bit of trouble because the object key was a string, and I had to convert to a number first.</text:p>
      <text:p text:style-name="P26">A Map might be better here, since the order is remembered <text:span text:style-name="T19">and you can use numbers for keys.</text:span> <text:span text:style-name="T20">Maybe:</text:span></text:p>
      <text:p text:style-name="P8">let hash = new Map();</text:p>
      <text:p text:style-name="P8">for(let item of A.length) {</text:p>
      <text:p text:style-name="P8"><text:tab/>hash[item] ? hash.set(item, 1) : hash.delete(item)</text:p>
      <text:p text:style-name="P8"><text:tab/>}</text:p>
      <text:p text:style-name="P8"/>
      <text:p text:style-name="P8">return hash[0]</text:p>
      <text:p text:style-name="P8"/>
      <text:p text:style-name="P8"/>
      <text:p text:style-name="P8"><text:soft-page-break/>**************************<text:span text:style-name="T21">Numper of Hops*****************************</text:span></text:p>
      <text:p text:style-name="P9"><text:a xlink:type="simple" xlink:href="https://app.codility.com/demo/results/trainingFTW56J-BT7/#" text:style-name="Internet_20_link" text:visited-style-name="Visited_20_Internet_20_Link">https://app.codility.com/demo/results/trainingFTW56J-BT7/#</text:a> </text:p>
      <text:p text:style-name="P27">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27">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27">Finally I used an else block in case there was a remainder. If there was a remainder I returned Math.floor((stop -start) / increment) +1;</text:p>
      <text:p text:style-name="P10">function solution(X, Y, D) {</text:p>
      <text:p text:style-name="P10"><text:s text:c="4"/>// write your code in JavaScript (Node.js 8.9.4)</text:p>
      <text:p text:style-name="P10"><text:s text:c="4"/></text:p>
      <text:p text:style-name="P10"><text:s text:c="4"/>let distanceNeeded = Y - X;</text:p>
      <text:p text:style-name="P10"><text:s text:c="4"/>let numberHops = Math.floor(distanceNeeded / D);</text:p>
      <text:p text:style-name="P10"><text:s text:c="4"/>let final;</text:p>
      <text:p text:style-name="P10"><text:s text:c="4"/>if(X == Y) return final = 0;</text:p>
      <text:p text:style-name="P10"><text:s text:c="4"/>if(distanceNeeded % D == 0) <text:s/>{</text:p>
      <text:p text:style-name="P10"><text:s text:c="8"/>return final = distanceNeeded / D;</text:p>
      <text:p text:style-name="P10"><text:s text:c="4"/>} else {</text:p>
      <text:p text:style-name="P10"><text:s text:c="8"/>return final = numberHops + 1</text:p>
      <text:p text:style-name="P10"><text:s text:c="4"/>}</text:p>
      <text:p text:style-name="P10"><text:s text:c="4"/></text:p>
      <text:p text:style-name="P10">}</text:p>
      <text:p text:style-name="P27">Order One, O(1) because the size of the problem does not grow with the inputs, it performs the same calculations each time. No for loop</text:p>
      <text:p text:style-name="P10"/>
      <text:p text:style-name="P27">This is similar to a kangaroo problem on HackerRank, but that one had two kangaroos moving at the same time and you needed to see if it was possible if they both landed on the same square ever.</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text:span text:style-name="T22">FIND THE MISSING NUMBER IN AN ARRAY************</text:span></text:p>
      <text:p text:style-name="P31">CONSECUTIVE NUMBERS</text:p>
      <text:p text:style-name="P28"><text:a xlink:type="simple" xlink:href="https://app.codility.com/c/run/trainingNKMJ5C-CEX/" text:style-name="Internet_20_link" text:visited-style-name="Visited_20_Internet_20_Link">https://app.codility.com/c/run/trainingNKMJ5C-CEX/</text:a> </text:p>
      <text:p text:style-name="P29">The challenge here was not using a brute force 0(N^2).</text:p>
      <text:p text:style-name="P29">I ended up having to look up the formula to find a missing number.</text:p>
      <text:p text:style-name="P30">The array is an array of unsorted numbers where each number has a number one larger than it except the last number and the missing number. Unknown length, unknown start point. (could be 44);</text:p>
      <text:p text:style-name="P52"><text:span text:style-name="T14">(N*(N+1) / 2) – total. //</text:span><text:span text:style-name="T8"> </text:span><text:span text:style-name="T9">where N is the amount of numbers you have, and the total is the sum of all of them.</text:span></text:p>
      <text:p text:style-name="P30">It was actually really short once this was figured out.</text:p>
      <text:p text:style-name="P30">You add up the total amount of numbers in your array. I first used arr.reduce((a,b)=&gt; a +b) and hit 90%, except for an edge test case where the array was empty.</text:p>
      <text:p text:style-name="P30"><text:span text:style-name="T4">arr.reduce((a,b) =&gt; a + b)</text:span> // returns an error if used on an empty array, an array of one still works.</text:p>
      <text:p text:style-name="P30"><text:span text:style-name="T4">arr.reduce((a,b)=&gt; a + b, 0)</text:span> // will work on an empty array</text:p>
      <text:p text:style-name="P30">You could avoid this and just use a for loop to += each element to a total.</text:p>
      <text:p text:style-name="P30"/>
      <text:p text:style-name="P11"/>
      <text:p text:style-name="P11">function solution(A) {</text:p>
      <text:p text:style-name="P11"><text:s text:c="4"/>// write your code in JavaScript (Node.js 8.9.4)</text:p>
      <text:p text:style-name="P11"><text:s text:c="4"/></text:p>
      <text:p text:style-name="P11"><text:s text:c="4"/>let total = 0;</text:p>
      <text:p text:style-name="P11"><text:s text:c="4"/>for(let item of A) total+= item;</text:p>
      <text:p text:style-name="P11"><text:s text:c="4"/></text:p>
      <text:p text:style-name="P11"><text:s text:c="4"/>return (A.length+1)*(A.length + 2) / 2 - total</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text:span text:style-name="T2">*************************</text:span><text:span text:style-name="T3">Tape Equilibrium****************************</text:span></text:p>
      <text:p text:style-name="P13"><text:a xlink:type="simple" xlink:href="https://app.codility.com/demo/results/trainingZUWGEX-MDN/" text:style-name="Internet_20_link" text:visited-style-name="Visited_20_Internet_20_Link"><text:span text:style-name="T3">https://app.codility.com/demo/results/trainingZUWGEX-MDN/</text:span></text:a><text:span text:style-name="T3"> </text:span></text:p>
      <text:p text:style-name="P13"><text:a xlink:type="simple" xlink:href="https://gist.github.com/jeanlescure/797eef515cfa4a05830b" text:style-name="Internet_20_link" text:visited-style-name="Visited_20_Internet_20_Link"><text:span text:style-name="T3">https://gist.github.com/jeanlescure/797eef515cfa4a05830b</text:span></text:a><text:span text:style-name="T3"> </text:span></text:p>
      <text:p text:style-name="P32">For this problem you are given an array of integers and asked to split it into two arrays so that the absolute difference between the two array’s total sums is the smallest possible.</text:p>
      <text:p text:style-name="P14"/>
      <text:p text:style-name="P14"><text:s/>function solution(A) {</text:p>
      <text:p text:style-name="P12"><text:s text:c="4"/>// write your code in JavaScript (Node.js 8.9.4)</text:p>
      <text:p text:style-name="P12"><text:s text:c="4"/>let total = A.reduce((a,b) =&gt; a + b, 0);</text:p>
      <text:p text:style-name="P12"><text:s text:c="4"/>let diff = Infinity;</text:p>
      <text:p text:style-name="P12"><text:s text:c="4"/>let total2 = 0;</text:p>
      <text:p text:style-name="P12"><text:s text:c="4"/>for(let i = 0; i &lt; A.length -1; i++) {</text:p>
      <text:p text:style-name="P12"><text:s text:c="8"/>total-= A[i];</text:p>
      <text:p text:style-name="P12"><text:s text:c="8"/>total2+=A[i];</text:p>
      <text:p text:style-name="P12"><text:s text:c="8"/>let newDeff = Math.abs(total - total2);</text:p>
      <text:p text:style-name="P12"><text:s text:c="8"/>if(newDeff &lt; diff) diff = newDeff</text:p>
      <text:p text:style-name="P12"><text:s text:c="4"/>}</text:p>
      <text:p text:style-name="P12"><text:s text:c="4"/>return diff</text:p>
      <text:p text:style-name="P12">}</text:p>
      <text:p text:style-name="P12"/>
      <text:p text:style-name="P32">I messed it up by not putting a -1 on my A.length.</text:p>
      <text:p text:style-name="P32">This one has many variations, largest sum, if it has two that are equal. Apparently also known as a partition problem.</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FrogRiverOne**************************</text:p>
      <text:p text:style-name="P35"><text:a xlink:type="simple" xlink:href="https://app.codility.com/c/run/trainingUVKY6U-X4E/" text:style-name="Internet_20_link" text:visited-style-name="Visited_20_Internet_20_Link">https://app.codility.com/c/run/trainingUVKY6U-X4E/</text:a> </text:p>
      <text:p text:style-name="P33">In this problem you are given an array of numbers, and a target number. For example, a target number of 5 means you must see the number between 1 and 5 in your array and once you see them you return the index it is complete at. If not, return -1. It’s supposed to be a frog hopping over a river needing lily pads to make it across. You want to return the first time the frog can jump.</text:p>
      <text:p text:style-name="P33">The array is not ordered.</text:p>
      <text:p text:style-name="P33">I initially thought of a way to solve it by using a “new Set()”; and pushing each lily pad onto it that was equal to or lower than the target number, and if the length of the set ever reached the target number you would know you had all the lily pads and could return the current index as the first time everything was possible.</text:p>
      <text:p text:style-name="P33">My idea worked, except I forgot that you needed to use the add() and size() methods instead of push() and size();</text:p>
      <text:p text:style-name="P34">Also I don’t know why but I added in a calculation of the total sum of all number between 1 and the target. <text:span text:style-name="T4">N * (1 +N) / 2 </text:span>totally not needed but useful to remember for other problems I suspect.</text:p>
      <text:p text:style-name="P34"/>
      <text:p text:style-name="P15">function solution(X, A) {</text:p>
      <text:p text:style-name="P15"><text:s text:c="4"/>// write your code in JavaScript (Node.js 8.9.4)</text:p>
      <text:p text:style-name="P15"><text:s text:c="4"/>let final = -1;</text:p>
      <text:p text:style-name="P15"><text:s text:c="4"/>let mySet = new Set();</text:p>
      <text:p text:style-name="P15"><text:s text:c="4"/>for(let i = 0; i &lt; A.length; i++) {</text:p>
      <text:p text:style-name="P15"><text:s text:c="8"/></text:p>
      <text:p text:style-name="P15"><text:s text:c="8"/>if(A[i] &lt;= X) mySet.add(A[i])</text:p>
      <text:p text:style-name="P15"><text:s text:c="8"/>if(mySet.size == X) return final = i</text:p>
      <text:p text:style-name="P15"><text:s text:c="4"/>}</text:p>
      <text:p text:style-name="P15"><text:s text:c="4"/>return final;</text:p>
      <text:p text:style-name="P16">}</text:p>
      <text:p text:style-name="P16"><text:a xlink:type="simple" xlink:href="https://app.codility.com/demo/results/trainingJ5XXDR-GUS/" text:style-name="Internet_20_link" text:visited-style-name="Visited_20_Internet_20_Link">https://app.codility.com/demo/results/trainingJ5XXDR-GUS/</text:a> <text:line-break/></text:p>
      <text:p text:style-name="P36">Really happy that I figured out to use the set() method, it took me a moment to figure out how to use it properly though. Also the total number trick is useful, though not in this case, for finding the total sum of large numbers within itself. Instead of a for loop incrementing a counter.</text:p>
      <text:p text:style-name="P36"/>
      <text:p text:style-name="P37">Questions: What if you the number started at 4 instead of 1?</text:p>
      <text:p text:style-name="P37"/>
      <text:p text:style-name="P37"/>
      <text:p text:style-name="P37"/>
      <text:p text:style-name="P37"/>
      <text:p text:style-name="P37"><text:soft-page-break/>*************************<text:span text:style-name="T23">Find the lowest positive number*************</text:span></text:p>
      <text:p text:style-name="P38"><text:a xlink:type="simple" xlink:href="https://app.codility.com/demo/results/trainingM7M5QR-8FW/" text:style-name="Internet_20_link" text:visited-style-name="Visited_20_Internet_20_Link">https://app.codility.com/demo/results/trainingM7M5QR-8FW/</text:a> </text:p>
      <text:p text:style-name="P39">This one is pretty easy but too me a bit to get working properly.</text:p>
      <text:p text:style-name="P39">Given an array of unsorted numbers, between -1,000,000 and 1,000,000 you had to find the smallest positive integer not present.</text:p>
      <text:p text:style-name="P39">I first sorted the array and chained a filter() to it to get a new array of only the positive numbers and sorted in ascending order.</text:p>
      <text:p text:style-name="P39">Next I place two if conditions, one checking the length of my array. If the length was 0, it should return 1;</text:p>
      <text:p text:style-name="P39">If the first item in the array was not 1, return 1;</text:p>
      <text:p text:style-name="P39">Next I created a for loop to loop over the element. For each item I would test to see if it was equal to the next item plus 1, or itself. If it was either the loop would continue. If both were not true that would mean that the current item plus 1 would be the smallest, so return arr[i] to break out of the loop and give the answer.</text:p>
      <text:p text:style-name="P39">I could have also used a new Set() to eliminate duplicates. </text:p>
      <text:p text:style-name="P39"/>
      <text:p text:style-name="P17">function solution(A) {</text:p>
      <text:p text:style-name="P17"><text:s text:c="4"/>// write your code in JavaScript (Node.js 8.9.4)</text:p>
      <text:p text:style-name="P17"><text:s text:c="4"/></text:p>
      <text:p text:style-name="P17"><text:s text:c="7"/>let myArr = A.sort((a,b) =&gt; a - b).filter(item =&gt; item &gt; 0);</text:p>
      <text:p text:style-name="P17"><text:s text:c="7"/>let current = myArr[0];</text:p>
      <text:p text:style-name="P17"><text:s text:c="7"/>let final;</text:p>
      <text:p text:style-name="P17"><text:s text:c="7"/>if(myArr.length == 0) return 1;</text:p>
      <text:p text:style-name="P17"><text:s text:c="7"/>if(current !== 1) return 1;</text:p>
      <text:p text:style-name="P17"><text:s text:c="7"/>for(let i = 0; i &lt; myArr.length; i++) {</text:p>
      <text:p text:style-name="P17"><text:s text:c="11"/>if(myArr[i] +1 !== myArr[i +1] &amp;&amp; myArr[i] !== myArr[i+1]) {</text:p>
      <text:p text:style-name="P17"><text:s text:c="15"/>return final = myArr[i] +1;</text:p>
      <text:p text:style-name="P17"><text:s text:c="11"/>}</text:p>
      <text:p text:style-name="P17"><text:s text:c="7"/>}</text:p>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7"><text:soft-page-break/>************************<text:span text:style-name="T24">Find if an array is a permutation************</text:span></text:p>
      <text:p text:style-name="P38"><text:a xlink:type="simple" xlink:href="https://app.codility.com/demo/results/trainingWJ4A9W-77X/" text:style-name="Internet_20_link" text:visited-style-name="Visited_20_Internet_20_Link">https://app.codility.com/demo/results/trainingWJ4A9W-77X/</text:a> </text:p>
      <text:p text:style-name="P40">A permutation is a sequence that contains each element from 1 to N, once and only once. Given an array, check if it is a permutation.</text:p>
      <text:p text:style-name="P40">This one I got 75% right on the first attempt.</text:p>
      <text:p text:style-name="P40">I added the total of the array using reduce(), and the expected total if it was permutation using the N*(N+1)/2 formula using arr.length for N. If they were equal nothing was missing and I returned 1, if not 0.</text:p>
      <text:p text:style-name="P40">However, I forgot about the case where there were repeating numbers that equaled the expected total.<text:line-break/>I solved this by making a new Set([...arr]) and comparing the size property to the array length. If they were different, I knew some numbers repeated so a <text:span text:style-name="T25">0</text:span> was returned.</text:p>
      <text:p text:style-name="P40">Felt really good about this problem, solved fast.</text:p>
      <text:p text:style-name="P40"/>
      <text:p text:style-name="P17">function solution(A) {</text:p>
      <text:p text:style-name="P17"><text:s text:c="4"/>// write your code in JavaScript (Node.js 8.9.4)</text:p>
      <text:p text:style-name="P17"><text:s text:c="4"/>let final = 1</text:p>
      <text:p text:style-name="P17"><text:s text:c="4"/>let expected = A.length * (A.length +1) / 2;</text:p>
      <text:p text:style-name="P17"><text:s text:c="4"/>let real = A.reduce((a,b) =&gt; a+b, 0);</text:p>
      <text:p text:style-name="P17"><text:s text:c="4"/>if(expected !== real) return final = 0;</text:p>
      <text:p text:style-name="P17"><text:s text:c="4"/>let mySet = new Set([...A]);</text:p>
      <text:p text:style-name="P17"><text:s text:c="4"/>if(mySet.size !== A.length) return final = 0;</text:p>
      <text:p text:style-name="P17"><text:s text:c="4"/>return final</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26">Find the amount in a range divisible by K******</text:span></text:p>
      <text:p text:style-name="P19"><text:a xlink:type="simple" xlink:href="https://app.codility.com/demo/results/trainingRKFAMP-P62/" text:style-name="Internet_20_link" text:visited-style-name="Visited_20_Internet_20_Link">https://app.codility.com/demo/results/trainingRKFAMP-P62/</text:a> </text:p>
      <text:p text:style-name="P42">You are give three integers, two are the ranger, A and B and one is the number you are testing, K. You want to find out how many numbers between A and B are evenly divisible by K.</text:p>
      <text:p text:style-name="P42">This problem could be brute forced with a loop that would increment A for 1 each time and test it by using A % K to if the remainder was zero and add one to the counter if so. However, that can get extremely slow if the gap is huge and Codility would time out, even though it was 0(N). It turns out there is a 0(1) method,but I had to look it up.</text:p>
      <text:p text:style-name="P17">function solution(A, B, K) {</text:p>
      <text:p text:style-name="P17"><text:s text:c="8"/>let myNum = A % K == 0 ? 1 : 0;</text:p>
      <text:p text:style-name="P17"><text:s text:c="8"/>let final = Math.floor(B/K) - Math.floor(A/K) + myNum</text:p>
      <text:p text:style-name="P17"><text:s text:c="8"/>return final;</text:p>
      <text:p text:style-name="P17">}</text:p>
      <text:p text:style-name="P42">I originally read the solution in Java, and it did not have the Math.floor. Division was forcing <text:span text:style-name="T27">the integer into a floating point in Javascript, and it the result was not supposed to be a floating point.</text:span></text:p>
      <text:p text:style-name="P43">The idea behind this is that you find the number of integers between 0 and A that are divisible by K, and the same for B. You do this by dividing A/K and B/K. This is a trick I did not know. You do need to use a Math.floor on this in Javascript to get a whole integer, which will be the number of integers evenly divisible by K from 0 to A. Do this for both, and minus A from the larger B. The A % K is checking to see if A is divisible by K, and if so to <text:span text:style-name="T28">make sure it is counted.</text:span></text:p>
      <text:p text:style-name="P44">This honestly is more of a math problem than a coding on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29">DNA SEQUENCE*********************************</text:span></text:p>
      <text:p text:style-name="P19"><text:a xlink:type="simple" xlink:href="https://app.codility.com/demo/results/trainingVDDUXQ-QK5/#" text:style-name="Internet_20_link" text:visited-style-name="Visited_20_Internet_20_Link">https://app.codility.com/demo/results/trainingVDDUXQ-QK5/#</text:a> </text:p>
      <text:p text:style-name="P19"><text:a xlink:type="simple" xlink:href="https://app.codility.com/programmers/lessons/5-prefix_sums/genomic_range_query/" text:style-name="Internet_20_link" text:visited-style-name="Visited_20_Internet_20_Link">https://app.codility.com/programmers/lessons/5-prefix_sums/genomic_range_query/</text:a> </text:p>
      <text:p text:style-name="P19"/>
      <text:p text:style-name="P17">function solution(S, P, Q) {</text:p>
      <text:p text:style-name="P18">let myDNA = S.split('');</text:p>
      <text:p text:style-name="P18">let final = [];</text:p>
      <text:p text:style-name="P17">for(let i = 0; i &lt; P.length; i++) {</text:p>
      <text:p text:style-name="P17"><text:s text:c="12"/>let mySlice = myDNA.slice(P[i], Q[i] +1);</text:p>
      <text:p text:style-name="P17"><text:s text:c="13"/>if(mySlice.includes("A")) {</text:p>
      <text:p text:style-name="P17"><text:s text:c="16"/>final.push(1)</text:p>
      <text:p text:style-name="P17"><text:s text:c="12"/><text:tab/>} else if(mySlice.includes('C')) {</text:p>
      <text:p text:style-name="P17"><text:s text:c="16"/>final.push(2)</text:p>
      <text:p text:style-name="P17"><text:s text:c="12"/><text:tab/>} else if(mySlice.includes('G')) {</text:p>
      <text:p text:style-name="P17"><text:s text:c="16"/>final.push(3)</text:p>
      <text:p text:style-name="P17"><text:s text:c="12"/><text:tab/>} else if(mySlice.includes('T')) {</text:p>
      <text:p text:style-name="P17"><text:s text:c="16"/>final.push(4)</text:p>
      <text:p text:style-name="P17"><text:s text:c="12"/><text:tab/>}</text:p>
      <text:p text:style-name="P17"><text:s text:c="7"/>}</text:p>
      <text:p text:style-name="P17"><text:s text:c="8"/>return final</text:p>
      <text:p text:style-name="P17">}</text:p>
      <text:p text:style-name="P45">My original solution hit everything except for the time complexity, which was 0(N*M), coming in at 62%. The only tricky part was remembering that the slice() method starts at and includes the first index, but stops at and does not include the stop index. So a +1 was needed for accurate results.</text:p>
      <text:p text:style-name="P46">After checking the solutions, mine was almost the same as others, which were also 0(N*M)</text:p>
      <text:p text:style-name="P46">My only error was the S.split(‘’). After removing that, and just using S my code scored 100%. Because indexOf works on a string as well, there was no reason to split() it into an array first. There must have been some really long strings that slowed it down too much.</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text:span text:style-name="T30">PASSENGER CARS******************************</text:span></text:p>
      <text:p text:style-name="P47"><text:a xlink:type="simple" xlink:href="https://app.codility.com/c/run/trainingQCQ9P3-Z6B/" text:style-name="Internet_20_link" text:visited-style-name="Visited_20_Internet_20_Link">https://app.codility.com/c/run/trainingQCQ9P3-Z6B/</text:a> </text:p>
      <text:p text:style-name="P48">This one was pretty easy once the problem was understood. An array of numbers of 1 and 0 with each one being a car going in west or east. Count the number of pairs of passing cars.</text:p>
      <text:p text:style-name="P46"/>
      <text:p text:style-name="P20">function solution(A) {</text:p>
      <text:p text:style-name="P20"><text:s text:c="4"/>// write your code in JavaScript (Node.js 8.9.4)</text:p>
      <text:p text:style-name="P20"><text:s text:c="4"/></text:p>
      <text:p text:style-name="P20"><text:s text:c="8"/>let final = 0;</text:p>
      <text:p text:style-name="P20"><text:s text:c="8"/>let test = 0;</text:p>
      <text:p text:style-name="P20"><text:s text:c="8"/></text:p>
      <text:p text:style-name="P20"><text:s text:c="8"/>for(let i = 0; i &lt; A.length; i++) {</text:p>
      <text:p text:style-name="P20"><text:s text:c="12"/>if(A[i] === 0) test++;</text:p>
      <text:p text:style-name="P20"><text:s text:c="12"/>if(A[i] == 1) final+=test;</text:p>
      <text:p text:style-name="P20"><text:s text:c="12"/>if(final &gt; 1000000000) return final = -1;</text:p>
      <text:p text:style-name="P20"><text:s text:c="8"/>}</text:p>
      <text:p text:style-name="P20"><text:s text:c="8"/>return final</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span text:style-name="T31">Find the Unique Values in an array*********</text:span></text:p>
      <text:p text:style-name="P2"><text:span text:style-name="T10"><text:tab/></text:span><text:a xlink:type="simple" xlink:href="https://app.codility.com/demo/results/trainingXGSZWB-WGN/" text:style-name="Internet_20_link" text:visited-style-name="Visited_20_Internet_20_Link">https://app.codility.com/demo/results/trainingXGSZWB-WGN/</text:a> </text:p>
      <text:p text:style-name="P53"/>
      <text:p text:style-name="P50">This one was stunningly easy, I sat there and looked at my code for a minute before submitting thinking I must have missed something for sure! Just an array of numbers, find out the number of unique numbers in it. I just created a new set, and returned the size of it. </text:p>
      <text:p text:style-name="P50">CAKEWALK</text:p>
      <text:p text:style-name="P50"/>
      <text:p text:style-name="P21">function solution(A) {</text:p>
      <text:p text:style-name="P21"><text:s text:c="4"/>// write your code in JavaScript (Node.js 8.9.4)</text:p>
      <text:p text:style-name="P21"><text:s text:c="4"/></text:p>
      <text:p text:style-name="P21"><text:s text:c="4"/></text:p>
      <text:p text:style-name="P21"><text:s text:c="8"/>let mySet = new Set([...A])</text:p>
      <text:p text:style-name="P21"><text:s text:c="8"/>return mySet.size</text:p>
      <text:p text:style-name="P2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span text:style-name="T32">MAX PRODUCT OF THREE NUMBERS IN AN ARRAY*************</text:span></text:p>
      <text:p text:style-name="P57"><text:a xlink:type="simple" xlink:href="https://app.codility.com/programmers/lessons/6-sorting/max_product_of_three/" text:style-name="Internet_20_link" text:visited-style-name="Visited_20_Internet_20_Link">https://app.codility.com/programmers/lessons/6-sorting/max_product_of_three/</text:a></text:p>
      <text:p text:style-name="P57"/>
      <text:p text:style-name="P61"><text:span text:style-name="T11">Given an array of integers A in the range </text:span><text:span text:style-name="T12">N </text:span><text:span text:style-name="T11">[3...100,000] find the max sum of any three integers </text:span><text:span text:style-name="T12">(P, Q, R) </text:span><text:span text:style-name="T11">in it such that 0&lt;= P &lt; Q </text:span><text:span text:style-name="T12">&lt; R &lt; N. Each element in the array is between -1,000 and 1,000</text:span></text:p>
      <text:p text:style-name="P62"><text:span text:style-name="T6">This one took me a bit, I misread it first and thought it was consecutive integers.</text:span></text:p>
      <text:p text:style-name="P62"><text:span text:style-name="T6"><text:s/>function solution(A) {</text:span></text:p>
      <text:p text:style-name="P62"><text:span text:style-name="T6"><text:s text:c="4"/>// write your code in JavaScript (Node.js 8.9.4)</text:span></text:p>
      <text:p text:style-name="P62"><text:span text:style-name="T6"><text:s text:c="4"/>A.sort((a,b) =&gt; a -b) </text:span></text:p>
      <text:p text:style-name="P62"><text:span text:style-name="T6"><text:s text:c="4"/>if(A.length &lt; 3) return 0</text:span></text:p>
      <text:p text:style-name="P62"><text:span text:style-name="T6"><text:s text:c="4"/>let one = A[0]*A[1]*A[2]</text:span></text:p>
      <text:p text:style-name="P62"><text:span text:style-name="T6"><text:s text:c="4"/>let two = A[A.length -1]*A[A.length -2]*A[A.length-3]</text:span></text:p>
      <text:p text:style-name="P62"><text:span text:style-name="T6"><text:s text:c="4"/>let three = A[0]*A[A.length-1]*A[A.length-2]</text:span></text:p>
      <text:p text:style-name="P62"><text:span text:style-name="T6"><text:s text:c="4"/>let four = A[0]*A[1]*A[A.length-1]</text:span></text:p>
      <text:p text:style-name="P62"><text:span text:style-name="T6"><text:s text:c="4"/></text:span></text:p>
      <text:p text:style-name="P62"><text:span text:style-name="T6"><text:s text:c="4"/>return Math.max(one, two, three, four)</text:span></text:p>
      <text:p text:style-name="P62"><text:span text:style-name="T6">}</text:span></text:p>
      <text:p text:style-name="P62"><text:span text:style-name="T6">The final solution was pretty simple. Just sort it, and make some vars containing the case where the three largest items were all positive, or two negative items times each other resulting in a </text:span><text:span text:style-name="T13">positive number times the largest positive number. </text:span></text:p>
      <text:p text:style-name="P63"><text:span text:style-name="T13">N</text:span><text:span text:style-name="T6">ot my favorite problem.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8"><text:soft-page-break/>*********** <text:span text:style-name="T33">TRIANGLE NUMBERS *************************</text:span></text:p>
      <text:p text:style-name="P59"><text:a xlink:type="simple" xlink:href="https://app.codility.com/programmers/lessons/6-sorting/triangle/" text:style-name="Internet_20_link" text:visited-style-name="Visited_20_Internet_20_Link">https://app.codility.com/programmers/lessons/6-sorting/triangle/</text:a></text:p>
      <text:p text:style-name="P60">You are given an array of unsorted integers and tasked with finding if you can build a triangle out of three of the lengths.</text:p>
      <text:p text:style-name="P60">More math type stuff….</text:p>
      <text:p text:style-name="P60">It was really simple once I understood what they were asking.</text:p>
      <text:p text:style-name="P60">I had correctly sorted the array already. I was a bit confused, and still am, about repeating numbers being allowed or not.</text:p>
      <text:p text:style-name="P60">The triangle conditions were simply that any side added with another side should be greater than the third side. A sorted array met two of these, so you <text:s/>were only left with checking if the first two items were greater than the third as you iterated through your array.</text:p>
      <text:p text:style-name="P54"><text:bookmark text:name="code-0-43"/><text:span text:style-name="Source_20_Text"><text:span text:style-name="T35">function solution(A) {</text:span></text:span></text:p>
      <text:p text:style-name="Preformatted_20_Text"><text:span text:style-name="Source_20_Text"><text:span text:style-name="T35"><text:s text:c="4"/>// write your code in JavaScript (Node.js 8.9.4)</text:span></text:span></text:p>
      <text:p text:style-name="Preformatted_20_Text"><text:span text:style-name="Source_20_Text"><text:span text:style-name="T35"><text:s text:c="4"/></text:span></text:span></text:p>
      <text:p text:style-name="Preformatted_20_Text"><text:span text:style-name="Source_20_Text"><text:span text:style-name="T35"><text:s text:c="4"/>let final = 0;</text:span></text:span></text:p>
      <text:p text:style-name="Preformatted_20_Text"><text:span text:style-name="Source_20_Text"><text:span text:style-name="T35"><text:s text:c="4"/>A.sort((a, b) =&gt; a - b)</text:span></text:span></text:p>
      <text:p text:style-name="Preformatted_20_Text"><text:span text:style-name="Source_20_Text"><text:span text:style-name="T35"><text:s text:c="4"/>for(let i = 0; i &lt; A.length -2; i++) {</text:span></text:span></text:p>
      <text:p text:style-name="Preformatted_20_Text"><text:span text:style-name="Source_20_Text"><text:span text:style-name="T35"><text:s text:c="8"/>if(A[i] +A[i+1] &gt; A[i+2]) return final = 1</text:span></text:span></text:p>
      <text:p text:style-name="Preformatted_20_Text"><text:span text:style-name="Source_20_Text"><text:span text:style-name="T35"><text:s text:c="8"/></text:span></text:span></text:p>
      <text:p text:style-name="Preformatted_20_Text"><text:span text:style-name="Source_20_Text"><text:span text:style-name="T35"><text:s text:c="4"/>}</text:span></text:span></text:p>
      <text:p text:style-name="Preformatted_20_Text"><text:span text:style-name="Source_20_Text"><text:span text:style-name="T35"><text:s text:c="4"/>return final;</text:span></text:span></text:p>
      <text:p text:style-name="P55"><text:span text:style-name="Source_20_Text"><text:span text:style-name="T35">}</text:span></text:span></text:p>
      <text:p text:style-name="P55"><text:span text:style-name="Source_20_Text"><text:span text:style-name="T36"/></text:span></text:p>
      <text:p text:style-name="P6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Source Code Pro1" svg:font-family="'Source Code Pro'" style:font-pitch="fixed"/>
    <style:font-face style:name="Liberation Mono" svg:font-family="'Liberation Mono'"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4.2.0$Linux_X86_64 LibreOffice_project/30$Build-2</meta:generator>
    <dc:date>2020-03-06T09:46:35.226818661</dc:date>
    <meta:editing-duration>P1DT9M27S</meta:editing-duration>
    <meta:editing-cycles>14</meta:editing-cycles>
    <meta:document-statistic meta:table-count="0" meta:image-count="0" meta:object-count="0" meta:page-count="15" meta:paragraph-count="283" meta:word-count="3267" meta:character-count="19745" meta:non-whitespace-character-count="15772"/>
  </office:meta>
</office:document-meta>
</file>